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Dryden 1</text:p>
          </table:table-cell>
          <table:table-cell office:value-type="string">
            <text:p>AE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genburg 1</text:p>
          </table:table-cell>
          <table:table-cell office:value-type="string">
            <text:p>AE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E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Andrew Werstler</text:p>
          </table:table-cell>
          <table:table-cell office:value-type="string">
            <text:p>Dryden 1</text:p>
          </table:table-cell>
          <table:table-cell office:value-type="string">
            <text:p>A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eagan Bartel</text:p>
          </table:table-cell>
          <table:table-cell office:value-type="string">
            <text:p>Dryden 1</text:p>
          </table:table-cell>
          <table:table-cell office:value-type="string">
            <text:p>A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illiam Kriese</text:p>
          </table:table-cell>
          <table:table-cell office:value-type="string">
            <text:p>Dryden 1</text:p>
          </table:table-cell>
          <table:table-cell office:value-type="string">
            <text:p>A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my Hrycak</text:p>
          </table:table-cell>
          <table:table-cell office:value-type="string">
            <text:p>Langenburg 1</text:p>
          </table:table-cell>
          <table:table-cell office:value-type="string">
            <text:p>AE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atlyn Hatt</text:p>
          </table:table-cell>
          <table:table-cell office:value-type="string">
            <text:p>Langenburg 1</text:p>
          </table:table-cell>
          <table:table-cell office:value-type="string">
            <text:p>A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evin Waldherr</text:p>
          </table:table-cell>
          <table:table-cell office:value-type="string">
            <text:p>Langenburg 1</text:p>
          </table:table-cell>
          <table:table-cell office:value-type="string">
            <text:p>A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E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E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8:59.38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4" meta:object-count="0"/>
  </office:meta>
</office:document-meta>
</file>